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 Neue" svg:font-family="Helvetica Neue"/>
  </office:font-face-decls>
  <office:automatic-styles>
    <style:style style:name="P1" style:family="paragraph" style:parent-style-name="Standard">
      <style:text-properties style:font-name="Helvetica Neue" fo:font-size="20.0pt" fo:color="#000000"/>
    </style:style>
    <style:style style:name="P2" style:family="paragraph" style:parent-style-name="Standard">
      <style:text-properties style:font-name="Helvetica Neue" fo:font-size="23.0pt" fo:color="#000000"/>
    </style:style>
    <style:style style:name="T1" style:family="text">
      <style:text-properties fo:font-weight="bold" fo:font-weight-asian="bold" fo:font-weight-complex="bold" style:text-underline-style="solid" style:text-underline-color="#000000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Algo:Tri à bulle optimisé</text:span></text:p>
      <text:p text:style-name="P2"><text:span text:style-name="T1"/></text:p>
      <text:p text:style-name="P2">Définir un tableau <text:s/></text:p>
      <text:p text:style-name="P2">Définir index a 0</text:p>
      <text:p text:style-name="P2">next = index+1 </text:p>
      <text:p text:style-name="P2"/>
      <text:p text:style-name="P2">Parcourir chaque élément du tableau:</text:p>
      <text:p text:style-name="P2"><text:tab/>Répéter jusqu’au dernier élément du tableau:</text:p>
      <text:p text:style-name="P2"><text:tab/><text:tab/>Si index est supérieur a next :</text:p>
      <text:p text:style-name="P2"><text:tab/><text:tab/><text:tab/>Répéter jusqu’à ce que index soit inférieur a next (on décréments index) </text:p>
      <text:p text:style-name="P2"><text:tab/><text:tab/><text:tab/>échanger index et next <text:s/></text:p>
      <text:p text:style-name="P2"><text:tab/><text:tab/>Fin</text:p>
      <text:p text:style-name="P2"><text:s text:c="2"/>index = index +1<text:tab/><text:tab/></text:p>
      <text:p text:style-name="P2"/>
      <text:p text:style-name="P2">Retourner le tableau trié <text:s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022.6</meta:generator>
  </office:meta>
</office:document-meta>
</file>